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Arial Unicode MS1" svg:font-family="'Arial Unicode M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标题幻灯片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_31__5f_标题幻灯片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_31__5f_标题幻灯片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_31__5f_标题幻灯片-notes">
      <style:graphic-properties draw:fill-color="#ffffff" fo:min-height="12.572cm"/>
    </style:style>
    <style:style style:name="pr5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_34__5f_标题和内容-notes">
      <style:graphic-properties draw:fill-color="#ffffff" fo:min-height="12.572cm"/>
    </style:style>
    <style:style style:name="pr13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3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5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7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9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1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3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4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7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9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1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3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6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7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8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9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0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1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2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3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4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5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6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7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8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9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0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1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2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3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4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5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6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7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8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9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0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1" style:family="presentation" style:parent-style-name="_34__5f_标题和内容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2" style:family="presentation" style:parent-style-name="_34__5f_标题和内容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Unicode MS" fo:font-size="44pt" fo:letter-spacing="normal" fo:font-style="normal" style:text-underline-style="none" fo:font-weight="normal" style:font-name-asian="Arial Unicode MS1" style:font-size-asian="44pt" style:font-style-asian="normal" style:font-weight-asian="normal" style:font-name-complex="Arial Unicode MS" style:font-size-complex="44pt" style:font-style-complex="normal" style:font-weight-complex="normal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Arial Unicode MS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Arial Unicode MS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标题幻灯片">
        <draw:frame draw:name="内容占位符 1" presentation:style-name="pr1" draw:text-style-name="P1" draw:layer="layout" svg:width="25.399cm" svg:height="5.765cm" svg:x="4.233cm" svg:y="3.124cm" presentation:class="outline" presentation:placeholder="true" presentation:user-transformed="true">
          <draw:text-box/>
        </draw:frame>
        <draw:frame draw:name="内容占位符 2" presentation:style-name="pr2" draw:text-style-name="P2" draw:layer="layout" svg:width="25.399cm" svg:height="3.21cm" svg:x="4.233cm" svg:y="9.194cm" presentation:class="outline" presentation:placeholder="true" presentation:user-transformed="true">
          <draw:text-box/>
        </draw:frame>
        <draw:frame draw:name="内容占位符 3" presentation:style-name="pr3" draw:text-style-name="P3" draw:layer="layout" svg:width="25.399cm" svg:height="1.229cm" svg:x="4.233cm" svg:y="13.89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4__5f_标题和内容">
        <draw:frame draw:name="内容占位符 1" presentation:style-name="pr5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6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7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8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9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10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11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4__5f_标题和内容">
        <draw:frame draw:name="内容占位符 1" presentation:style-name="pr13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14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15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16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17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18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19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4__5f_标题和内容">
        <draw:frame draw:name="内容占位符 1" presentation:style-name="pr20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21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22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23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24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25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26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4__5f_标题和内容">
        <draw:frame draw:name="内容占位符 1" presentation:style-name="pr27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28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29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30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31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32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33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4__5f_标题和内容">
        <draw:frame draw:name="内容占位符 1" presentation:style-name="pr34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35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36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37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38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39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40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4__5f_标题和内容">
        <draw:frame draw:name="内容占位符 1" presentation:style-name="pr41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42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43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44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45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46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47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4__5f_标题和内容">
        <draw:frame draw:name="内容占位符 1" presentation:style-name="pr48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49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50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51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52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53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54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4__5f_标题和内容">
        <draw:frame draw:name="内容占位符 1" presentation:style-name="pr55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56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57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58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59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60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61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4__5f_标题和内容">
        <draw:frame draw:name="内容占位符 1" presentation:style-name="pr62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63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64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65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66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67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68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4__5f_标题和内容">
        <draw:frame draw:name="内容占位符 1" presentation:style-name="pr69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70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71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72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73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74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75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4__5f_标题和内容">
        <draw:frame draw:name="内容占位符 1" presentation:style-name="pr76" draw:text-style-name="P5" draw:layer="layout" svg:width="21.428cm" svg:height="2.173cm" svg:x="0.977cm" svg:y="0.649cm" presentation:class="outline" presentation:placeholder="true" presentation:user-transformed="true">
          <draw:text-box/>
        </draw:frame>
        <draw:frame draw:name="内容占位符 2" presentation:style-name="pr77" draw:text-style-name="P5" draw:layer="layout" svg:width="8.994cm" svg:height="2.173cm" svg:x="23.458cm" svg:y="0.649cm" presentation:class="outline" presentation:placeholder="true" presentation:user-transformed="true">
          <draw:text-box/>
        </draw:frame>
        <draw:frame draw:name="内容占位符 3" presentation:style-name="pr78" draw:text-style-name="P6" draw:layer="layout" svg:width="13.877cm" svg:height="11.363cm" svg:x="18.326cm" svg:y="5.304cm" presentation:class="outline" presentation:placeholder="true" presentation:user-transformed="true">
          <draw:text-box/>
        </draw:frame>
        <draw:frame draw:name="内容占位符 4" presentation:style-name="pr79" draw:text-style-name="P5" draw:layer="layout" svg:width="13.877cm" svg:height="1.472cm" svg:x="18.326cm" svg:y="3.136cm" presentation:class="outline" presentation:placeholder="true" presentation:user-transformed="true">
          <draw:text-box/>
        </draw:frame>
        <draw:frame draw:name="文本占位符 5" presentation:style-name="pr80" draw:text-style-name="P7" draw:layer="layout" svg:width="28.573cm" svg:height="0.922cm" svg:x="0.977cm" svg:y="17.602cm" presentation:class="outline" presentation:placeholder="true" presentation:user-transformed="true">
          <draw:text-box/>
        </draw:frame>
        <draw:frame draw:name="内容占位符 6" presentation:style-name="pr81" draw:text-style-name="P6" draw:layer="layout" svg:width="13.877cm" svg:height="11.363cm" svg:x="2.385cm" svg:y="5.323cm" presentation:class="outline" presentation:placeholder="true" presentation:user-transformed="true">
          <draw:text-box/>
        </draw:frame>
        <draw:frame draw:name="内容占位符 7" presentation:style-name="pr82" draw:text-style-name="P5" draw:layer="layout" svg:width="13.877cm" svg:height="1.472cm" svg:x="2.385cm" svg:y="3.1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Arial Unicode MS1" svg:font-family="'Arial Unicode MS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标题幻灯片-background" style:display-name="1_标题幻灯片-background" style:family="presentation">
      <style:graphic-properties draw:stroke="none" draw:fill="solid" draw:fill-color="#ffffff"/>
      <style:text-properties style:letter-kerning="true"/>
    </style:style>
    <style:style style:name="_31__5f_标题幻灯片-backgroundobjects" style:display-name="1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幻灯片-notes" style:display-name="1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幻灯片-outline1" style:display-name="1_标题幻灯片-outline1" style:family="presentation">
      <style:graphic-properties draw:stroke="none" draw:fill="none" draw:auto-grow-height="false" draw:fit-to-size="shrink-to-fit" style:shrink-to-fit="true">
        <text:list-style style:name="_31__5f_标题幻灯片-outline1" style:display-name="1_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标题幻灯片-outline2" style:display-name="1_标题幻灯片-outline2" style:family="presentation" style:parent-style-name="_31__5f_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标题幻灯片-outline3" style:display-name="1_标题幻灯片-outline3" style:family="presentation" style:parent-style-name="_31__5f_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标题幻灯片-outline4" style:display-name="1_标题幻灯片-outline4" style:family="presentation" style:parent-style-name="_31__5f_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标题幻灯片-outline5" style:display-name="1_标题幻灯片-outline5" style:family="presentation" style:parent-style-name="_31__5f_标题幻灯片-outline4">
      <style:paragraph-properties fo:margin-top="0.1cm" fo:margin-bottom="0cm"/>
      <style:text-properties fo:font-size="20pt" style:font-size-asian="20pt" style:font-size-complex="20pt"/>
    </style:style>
    <style:style style:name="_31__5f_标题幻灯片-outline6" style:display-name="1_标题幻灯片-outline6" style:family="presentation" style:parent-style-name="_31__5f_标题幻灯片-outline5">
      <style:paragraph-properties fo:margin-top="0.1cm" fo:margin-bottom="0cm"/>
      <style:text-properties fo:font-size="20pt" style:font-size-asian="20pt" style:font-size-complex="20pt"/>
    </style:style>
    <style:style style:name="_31__5f_标题幻灯片-outline7" style:display-name="1_标题幻灯片-outline7" style:family="presentation" style:parent-style-name="_31__5f_标题幻灯片-outline6">
      <style:paragraph-properties fo:margin-top="0.1cm" fo:margin-bottom="0cm"/>
      <style:text-properties fo:font-size="20pt" style:font-size-asian="20pt" style:font-size-complex="20pt"/>
    </style:style>
    <style:style style:name="_31__5f_标题幻灯片-outline8" style:display-name="1_标题幻灯片-outline8" style:family="presentation" style:parent-style-name="_31__5f_标题幻灯片-outline7">
      <style:paragraph-properties fo:margin-top="0.1cm" fo:margin-bottom="0cm"/>
      <style:text-properties fo:font-size="20pt" style:font-size-asian="20pt" style:font-size-complex="20pt"/>
    </style:style>
    <style:style style:name="_31__5f_标题幻灯片-outline9" style:display-name="1_标题幻灯片-outline9" style:family="presentation" style:parent-style-name="_31__5f_标题幻灯片-outline8">
      <style:paragraph-properties fo:margin-top="0.1cm" fo:margin-bottom="0cm"/>
      <style:text-properties fo:font-size="20pt" style:font-size-asian="20pt" style:font-size-complex="20pt"/>
    </style:style>
    <style:style style:name="_31__5f_标题幻灯片-subtitle" style:display-name="1_标题幻灯片-subtitle" style:family="presentation">
      <style:graphic-properties draw:stroke="none" draw:fill="none" draw:textarea-vertical-align="middle">
        <text:list-style style:name="_31__5f_标题幻灯片-subtitle" style:display-name="1_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幻灯片-title" style:display-name="1_标题幻灯片-title" style:family="presentation">
      <style:graphic-properties draw:stroke="none" draw:fill="none" draw:textarea-vertical-align="middle">
        <text:list-style style:name="_31__5f_标题幻灯片-title" style:display-name="1_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标题和内容-background" style:display-name="4_标题和内容-background" style:family="presentation">
      <style:graphic-properties draw:stroke="none" draw:fill="solid" draw:fill-color="#ffffff"/>
      <style:text-properties style:letter-kerning="true"/>
    </style:style>
    <style:style style:name="_34__5f_标题和内容-backgroundobjects" style:display-name="4_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标题和内容-notes" style:display-name="4_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标题和内容-outline1" style:display-name="4_标题和内容-outline1" style:family="presentation">
      <style:graphic-properties draw:stroke="none" draw:fill="none" draw:auto-grow-height="false" draw:fit-to-size="shrink-to-fit" style:shrink-to-fit="true">
        <text:list-style style:name="_34__5f_标题和内容-outline1" style:display-name="4_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标题和内容-outline2" style:display-name="4_标题和内容-outline2" style:family="presentation" style:parent-style-name="_34__5f_标题和内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标题和内容-outline3" style:display-name="4_标题和内容-outline3" style:family="presentation" style:parent-style-name="_34__5f_标题和内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标题和内容-outline4" style:display-name="4_标题和内容-outline4" style:family="presentation" style:parent-style-name="_34__5f_标题和内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标题和内容-outline5" style:display-name="4_标题和内容-outline5" style:family="presentation" style:parent-style-name="_34__5f_标题和内容-outline4">
      <style:paragraph-properties fo:margin-top="0.1cm" fo:margin-bottom="0cm"/>
      <style:text-properties fo:font-size="20pt" style:font-size-asian="20pt" style:font-size-complex="20pt"/>
    </style:style>
    <style:style style:name="_34__5f_标题和内容-outline6" style:display-name="4_标题和内容-outline6" style:family="presentation" style:parent-style-name="_34__5f_标题和内容-outline5">
      <style:paragraph-properties fo:margin-top="0.1cm" fo:margin-bottom="0cm"/>
      <style:text-properties fo:font-size="20pt" style:font-size-asian="20pt" style:font-size-complex="20pt"/>
    </style:style>
    <style:style style:name="_34__5f_标题和内容-outline7" style:display-name="4_标题和内容-outline7" style:family="presentation" style:parent-style-name="_34__5f_标题和内容-outline6">
      <style:paragraph-properties fo:margin-top="0.1cm" fo:margin-bottom="0cm"/>
      <style:text-properties fo:font-size="20pt" style:font-size-asian="20pt" style:font-size-complex="20pt"/>
    </style:style>
    <style:style style:name="_34__5f_标题和内容-outline8" style:display-name="4_标题和内容-outline8" style:family="presentation" style:parent-style-name="_34__5f_标题和内容-outline7">
      <style:paragraph-properties fo:margin-top="0.1cm" fo:margin-bottom="0cm"/>
      <style:text-properties fo:font-size="20pt" style:font-size-asian="20pt" style:font-size-complex="20pt"/>
    </style:style>
    <style:style style:name="_34__5f_标题和内容-outline9" style:display-name="4_标题和内容-outline9" style:family="presentation" style:parent-style-name="_34__5f_标题和内容-outline8">
      <style:paragraph-properties fo:margin-top="0.1cm" fo:margin-bottom="0cm"/>
      <style:text-properties fo:font-size="20pt" style:font-size-asian="20pt" style:font-size-complex="20pt"/>
    </style:style>
    <style:style style:name="_34__5f_标题和内容-subtitle" style:display-name="4_标题和内容-subtitle" style:family="presentation">
      <style:graphic-properties draw:stroke="none" draw:fill="none" draw:textarea-vertical-align="middle">
        <text:list-style style:name="_34__5f_标题和内容-subtitle" style:display-name="4_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标题和内容-title" style:display-name="4_标题和内容-title" style:family="presentation">
      <style:graphic-properties draw:stroke="none" draw:fill="none" draw:textarea-vertical-align="middle">
        <text:list-style style:name="_34__5f_标题和内容-title" style:display-name="4_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_31__5f_标题幻灯片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" style:family="presentation" style:parent-style-name="_31__5f_标题幻灯片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标题幻灯片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4__5f_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_34__5f_标题和内容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4__5f_标题和内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 Unicode MS" fo:font-size="44pt" fo:letter-spacing="normal" fo:font-style="normal" style:text-underline-style="none" fo:font-weight="normal" style:font-name-asian="Arial Unicode MS1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font-style="normal" style:text-underline-style="none" fo:font-weight="normal" style:font-name-asian="Arial Unicode MS1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4" text:bullet-char="">
        <style:list-level-properties text:space-before="3.81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0.00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2" text:bullet-char="">
        <style:list-level-properties text:space-before="1.27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3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4" text:bullet-char="">
        <style:list-level-properties text:space-before="3.81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5" text:bullet-char="">
        <style:list-level-properties text:space-before="5.081cm" text:min-label-width="0.634cm"/>
        <style:text-properties fo:font-family="'Wingdings 2'" style:font-family-generic="roman" style:font-pitch="variable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1__5f_标题幻灯片" style:display-name="1_标题幻灯片" style:page-layout-name="PM1" draw:style-name="Mdp1">
      <draw:frame draw:name="Content Placeholder 2" presentation:style-name="Mpr1" draw:text-style-name="MP6" draw:layer="backgroundobjects" svg:width="25.399cm" svg:height="5.765cm" svg:x="4.233cm" svg:y="3.124cm" presentation:class="outline" presentation:user-transformed="true">
        <draw:text-box>
          <text:p text:style-name="MP5"><text:span text:style-name="MT1">Title</text:span></text:p>
        </draw:text-box>
      </draw:frame>
      <draw:frame draw:name="Content Placeholder 2" presentation:style-name="Mpr1" draw:text-style-name="MP8" draw:layer="backgroundobjects" svg:width="25.399cm" svg:height="3.21cm" svg:x="4.233cm" svg:y="9.194cm" presentation:class="outline" presentation:user-transformed="true">
        <draw:text-box>
          <text:p text:style-name="MP7"><text:span text:style-name="MT2">Subtitle</text:span></text:p>
        </draw:text-box>
      </draw:frame>
      <draw:frame draw:name="Content Placeholder 2" presentation:style-name="Mpr1" draw:text-style-name="MP8" draw:layer="backgroundobjects" svg:width="25.399cm" svg:height="1.229cm" svg:x="4.233cm" svg:y="13.896cm" presentation:class="outline" presentation:user-transformed="true">
        <draw:text-box>
          <text:p text:style-name="MP9"><text:span text:style-name="MT2">Input current date…</text:span></text:p>
        </draw:text-box>
      </draw:frame>
      <draw:custom-shape draw:name="文本框 13" draw:style-name="Mgr3" draw:text-style-name="MP11" draw:layer="backgroundobjects" svg:width="25.399cm" svg:height="1.267cm" svg:x="4.233cm" svg:y="12.679cm">
        <text:p text:style-name="MP10"><text:span text:style-name="MT2">Jiaze H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12" draw:layer="backgroundobjects" svg:width="4.318cm" svg:height="1.013cm" svg:x="29.369cm" svg:y="17.714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标题幻灯片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1__5f_标题幻灯片-title" draw:layer="backgroundobjects" svg:width="13.968cm" svg:height="10.476cm" svg:x="3.81cm" svg:y="2.123cm" presentation:class="page"/>
        <draw:frame presentation:style-name="_31__5f_标题幻灯片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5f_标题和内容" style:display-name="4_标题和内容" style:page-layout-name="PM1" draw:style-name="Mdp1">
      <draw:frame draw:name="Content Placeholder 2" presentation:style-name="_34__5f_标题和内容-outline1" draw:layer="backgroundobjects" svg:width="21.428cm" svg:height="2.173cm" svg:x="0.977cm" svg:y="0.649cm" presentation:class="outline" presentation:placeholder="true" presentation:user-transformed="true">
        <draw:text-box/>
      </draw:frame>
      <draw:frame draw:name="Content Placeholder 2" presentation:style-name="_34__5f_标题和内容-outline1" draw:layer="backgroundobjects" svg:width="8.994cm" svg:height="2.173cm" svg:x="23.458cm" svg:y="0.649cm" presentation:class="outline" presentation:placeholder="true" presentation:user-transformed="true">
        <draw:text-box/>
      </draw:frame>
      <draw:frame draw:name="Content Placeholder 2" presentation:style-name="Mpr4" draw:text-style-name="MP15" draw:layer="backgroundobjects" svg:width="13.877cm" svg:height="11.363cm" svg:x="18.326cm" svg:y="5.304cm" presentation:class="outline" presentation:user-transformed="true">
        <draw:text-box>
          <text:list text:style-name="ML5">
            <text:list-item>
              <text:p text:style-name="MP13"><text:span text:style-name="MT3">单击此处编辑母版文本样式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4">第二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第三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_34__5f_标题和内容-outline1" draw:layer="backgroundobjects" svg:width="13.877cm" svg:height="1.472cm" svg:x="18.326cm" svg:y="3.136cm" presentation:class="outline" presentation:placeholder="true" presentation:user-transformed="true">
        <draw:text-box/>
      </draw:frame>
      <draw:frame draw:name="文本占位符 9" presentation:style-name="Mpr4" draw:text-style-name="MP17" draw:layer="backgroundobjects" svg:width="28.573cm" svg:height="0.922cm" svg:x="0.977cm" svg:y="17.602cm" presentation:class="outline" presentation:user-transformed="true">
        <draw:text-box>
          <text:p text:style-name="MP16"><text:span text:style-name="MT7">Link:</text:span></text:p>
        </draw:text-box>
      </draw:frame>
      <draw:custom-shape draw:name="Slide Number Placeholder 5" draw:style-name="Mgr4" draw:text-style-name="MP12" draw:layer="backgroundobjects" svg:width="4.318cm" svg:height="1.013cm" svg:x="29.369cm" svg:y="17.714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" draw:text-style-name="MP15" draw:layer="backgroundobjects" svg:width="13.877cm" svg:height="11.363cm" svg:x="2.385cm" svg:y="5.323cm" presentation:class="outline" presentation:user-transformed="true">
        <draw:text-box>
          <text:list text:style-name="ML5">
            <text:list-item>
              <text:p text:style-name="MP13"><text:span text:style-name="MT3">单击此处编辑母版文本样式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4">第二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第三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_34__5f_标题和内容-outline1" draw:layer="backgroundobjects" svg:width="13.877cm" svg:height="1.472cm" svg:x="2.385cm" svg:y="3.154cm" presentation:class="outline" presentation:placeholder="true" presentation:user-transformed="true">
        <draw:text-box/>
      </draw:frame>
      <draw:frame presentation:style-name="_34__5f_标题和内容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4__5f_标题和内容-title" draw:layer="backgroundobjects" svg:width="18.624cm" svg:height="10.476cm" svg:x="1.482cm" svg:y="2.123cm" presentation:class="page"/>
        <draw:frame presentation:style-name="_34__5f_标题和内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Windows User</meta:initial-creator>
    <dc:creator>Windows User</dc:creator>
    <meta:editing-cycles>42</meta:editing-cycles>
    <meta:creation-date>2018-02-26T21:38:36</meta:creation-date>
    <dc:date>2018-08-30T15:40:51</dc:date>
    <meta:editing-duration>PT3H15M</meta:editing-duration>
    <meta:generator>LibreOffice/5.3.6.1$Linux_X86_64 LibreOffice_project/30$Build-1</meta:generator>
    <meta:document-statistic meta:object-count="14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TM02892315[[fn=丝状]]" xlink:href=""/>
  </office:meta>
</office:document-meta>
</file>